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L_table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3" table:default-cell-style-name="ce3"/>
        <table:table-column table:style-name="co1" table:number-columns-repeated="2" table:default-cell-style-name="ce3"/>
        <table:table-row table:style-name="ro1">
          <table:table-cell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ce2" office:value-type="string" calcext:value-type="string">
            <text:p>require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"=”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t_value</text:p>
          </table:table-cell>
          <table:table-cell table:style-name="ce2" office:value-type="string" calcext:value-type="string">
            <text:p>double_value</text:p>
          </table:table-cell>
          <table:table-cell table:style-name="ce2" office:value-type="string" calcext:value-type="string">
            <text:p>string_value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rg_func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table:number-columns-repeated="25"/>
        </table:table-row>
      </table:table>
      <table:table table:name="First(X1)" table:style-name="ta1">
        <table:table-column table:style-name="co1" table:default-cell-style-name="Default"/>
        <table:table-column table:style-name="co4" table:default-cell-style-name="ce1"/>
        <table:table-column table:style-name="co5" table:default-cell-style-name="ce7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A pro pravidlo A→ X1X2...Xn</text:p>
          </table:table-cell>
          <table:table-cell office:value-type="string" calcext:value-type="string">
            <text:p>First (X1)</text:p>
          </table:table-cell>
        </table:table-row>
        <table:table-row table:style-name="ro1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</table:table-row>
        <table:table-row table:style-name="ro1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 $</text:p>
          </table:table-cell>
        </table:table-row>
        <table:table-row table:style-name="ro1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 $</text:p>
          </table:table-cell>
        </table:table-row>
        <table:table-row table:style-name="ro1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$ (</text:p>
          </table:table-cell>
        </table:table-row>
        <table:table-row table:style-name="ro1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$ id</text:p>
          </table:table-cell>
        </table:table-row>
        <table:table-row table:style-name="ro1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 $</text:p>
          </table:table-cell>
        </table:table-row>
        <table:table-row table:style-name="ro1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 $</text:p>
          </table:table-cell>
        </table:table-row>
        <table:table-row table:style-name="ro1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 $</text:p>
          </table:table-cell>
        </table:table-row>
        <table:table-row table:style-name="ro1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$ id</text:p>
          </table:table-cell>
        </table:table-row>
        <table:table-row table:style-name="ro1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$ $</text:p>
          </table:table-cell>
        </table:table-row>
        <table:table-row table:style-name="ro1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$ id $</text:p>
          </table:table-cell>
        </table:table-row>
        <table:table-row table:style-name="ro1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</table:table-row>
        <table:table-row table:style-name="ro1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 $</text:p>
          </table:table-cell>
        </table:table-row>
        <table:table-row table:style-name="ro1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 $</text:p>
          </table:table-cell>
        </table:table-row>
        <table:table-row table:style-name="ro1">
          <table:table-cell/>
          <table:table-cell office:value-type="string" calcext:value-type="string">
            <text:p>&lt;arg_func_types&gt;</text:p>
          </table:table-cell>
          <table:table-cell office:value-type="string" calcext:value-type="string">
            <text:p>integer number string $</text:p>
          </table:table-cell>
        </table:table-row>
        <table:table-row table:style-name="ro1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 $</text:p>
          </table:table-cell>
        </table:table-row>
        <table:table-row table:style-name="ro1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 $</text:p>
          </table:table-cell>
        </table:table-row>
        <table:table-row table:style-name="ro1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09:29:42.212343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1-10T10:48:02.582539887</dc:date>
    <meta:editing-duration>PT1H46M13S</meta:editing-duration>
    <meta:editing-cycles>20</meta:editing-cycles>
    <meta:generator>LibreOffice/7.0.5.2$Linux_X86_64 LibreOffice_project/00$Build-2</meta:generator>
    <meta:document-statistic meta:table-count="2" meta:cell-count="90" meta:object-count="0"/>
  </office:meta>
</office:document-meta>
</file>